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 style:list-style-name="L4">
      <style:paragraph-properties fo:margin-top="0in" fo:margin-bottom="0in" fo:padding="0.0193in" fo:border="0.0008in solid #d9d9e3"/>
    </style:style>
    <style:style style:name="P5" style:family="paragraph" style:parent-style-name="Text_20_body" style:list-style-name="L5">
      <style:paragraph-properties fo:margin-top="0in" fo:margin-bottom="0in" fo:padding="0.0193in" fo:border="0.0008in solid #d9d9e3"/>
    </style:style>
    <style:style style:name="P6" style:family="paragraph" style:parent-style-name="Text_20_body" style:list-style-name="L6">
      <style:paragraph-properties fo:margin-top="0in" fo:margin-bottom="0in" fo:padding="0.0193in" fo:border="0.0008in solid #d9d9e3"/>
    </style:style>
    <style:style style:name="P7" style:family="paragraph" style:parent-style-name="Text_20_body">
      <style:paragraph-properties fo:padding="0.0193in" fo:border="0.0008in solid #d9d9e3"/>
    </style:style>
    <style:style style:name="P8" style:family="paragraph" style:parent-style-name="Text_20_body" style:list-style-name="L1">
      <style:paragraph-properties fo:padding="0.0193in" fo:border="0.0008in solid #d9d9e3"/>
    </style:style>
    <style:style style:name="P9" style:family="paragraph" style:parent-style-name="Text_20_body" style:list-style-name="L2">
      <style:paragraph-properties fo:padding="0.0193in" fo:border="0.0008in solid #d9d9e3"/>
    </style:style>
    <style:style style:name="P10" style:family="paragraph" style:parent-style-name="Text_20_body" style:list-style-name="L3">
      <style:paragraph-properties fo:padding="0.0193in" fo:border="0.0008in solid #d9d9e3"/>
    </style:style>
    <style:style style:name="P11" style:family="paragraph" style:parent-style-name="Text_20_body" style:list-style-name="L4">
      <style:paragraph-properties fo:padding="0.0193in" fo:border="0.0008in solid #d9d9e3"/>
    </style:style>
    <style:style style:name="P12" style:family="paragraph" style:parent-style-name="Text_20_body" style:list-style-name="L5">
      <style:paragraph-properties fo:padding="0.0193in" fo:border="0.0008in solid #d9d9e3"/>
    </style:style>
    <style:style style:name="P13" style:family="paragraph" style:parent-style-name="Text_20_body" style:list-style-name="L6">
      <style:paragraph-properties fo:padding="0.0193in" fo:border="0.0008in solid #d9d9e3"/>
    </style:style>
    <style:style style:name="P1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3. Основы разработки плагина</text:h>
      <text:h text:style-name="P14" text:outline-level="4">Хуки и фильтры:</text:h>
      <text:list xml:id="list815742986594789095" text:style-name="L1">
        <text:list-item>
          <text:p text:style-name="P8"><text:span text:style-name="Strong_20_Emphasis">Работа с Action Hooks:</text:span></text:p>
          <text:list>
            <text:list-item>
              <text:p text:style-name="P1">Обзор основных action hooks, таких как <text:span text:style-name="Source_20_Text">init</text:span>, <text:span text:style-name="Source_20_Text">wp_enqueue_scripts</text:span>, <text:span text:style-name="Source_20_Text">save_post</text:span>, и других.</text:p>
            </text:list-item>
            <text:list-item>
              <text:p text:style-name="P1">Примеры использования action hooks для регистрации стилей и скриптов, создания страниц в админ-панели.</text:p>
            </text:list-item>
          </text:list>
        </text:list-item>
        <text:list-item>
          <text:p text:style-name="P8"><text:span text:style-name="Strong_20_Emphasis">Фильтры и их применение:</text:span></text:p>
          <text:list>
            <text:list-item>
              <text:p text:style-name="P1">Понимание filter hooks и их роли в изменении данных перед выводом.</text:p>
            </text:list-item>
            <text:list-item>
              <text:p text:style-name="P8">Примеры использования filter hooks для модификации содержимого постов, заголовков и других элементов.</text:p>
            </text:list-item>
          </text:list>
        </text:list-item>
      </text:list>
      <text:h text:style-name="P14" text:outline-level="4">Метабоксы и настройки плагина:</text:h>
      <text:list xml:id="list33986867606625378" text:style-name="L2">
        <text:list-item>
          <text:p text:style-name="P9"><text:span text:style-name="Strong_20_Emphasis">Создание метабоксов:</text:span></text:p>
          <text:list>
            <text:list-item>
              <text:p text:style-name="P2">Понимание, что такое метабоксы и как они интегрируются в админ-панель.</text:p>
            </text:list-item>
            <text:list-item>
              <text:p text:style-name="P2">Примеры создания метабоксов для добавления дополнительной информации к постам.</text:p>
            </text:list-item>
          </text:list>
        </text:list-item>
        <text:list-item>
          <text:p text:style-name="P9"><text:span text:style-name="Strong_20_Emphasis">Настройки плагина:</text:span></text:p>
          <text:list>
            <text:list-item>
              <text:p text:style-name="P2">Работа с API настроек WordPress для добавления страницы настроек в админ-панели.</text:p>
            </text:list-item>
            <text:list-item>
              <text:p text:style-name="P9">Примеры создания секций и полей для настройки плагина.</text:p>
            </text:list-item>
          </text:list>
        </text:list-item>
      </text:list>
      <text:h text:style-name="P14" text:outline-level="4">Продвинутые темы в разработке плагина:</text:h>
      <text:list xml:id="list6702151740309249369" text:style-name="L3">
        <text:list-item>
          <text:p text:style-name="P10"><text:span text:style-name="Strong_20_Emphasis">Обработка ошибок и исключений:</text:span></text:p>
          <text:list>
            <text:list-item>
              <text:p text:style-name="P3">Понимание как обрабатывать ошибки и исключения в плагине.</text:p>
            </text:list-item>
            <text:list-item>
              <text:p text:style-name="P3">Использование конструкции <text:span text:style-name="Source_20_Text">try...catch</text:span> и логирование ошибок.</text:p>
            </text:list-item>
          </text:list>
        </text:list-item>
        <text:list-item>
          <text:p text:style-name="P10"><text:span text:style-name="Strong_20_Emphasis">Оптимизация базы данных:</text:span></text:p>
          <text:list>
            <text:list-item>
              <text:p text:style-name="P3">Лучшие практики по работе с базой данных для улучшения производительности.</text:p>
            </text:list-item>
            <text:list-item>
              <text:p text:style-name="P10">Примеры оптимизации запросов и использования кэширования.</text:p>
            </text:list-item>
          </text:list>
        </text:list-item>
      </text:list>
      <text:h text:style-name="P14" text:outline-level="4">AJAX и REST API:</text:h>
      <text:list xml:id="list1949286618095516731" text:style-name="L4">
        <text:list-item>
          <text:p text:style-name="P11"><text:span text:style-name="Strong_20_Emphasis">Работа с AJAX в WordPress:</text:span></text:p>
          <text:list>
            <text:list-item>
              <text:p text:style-name="P4">Обзор процесса отправки асинхронных запросов с использованием AJAX API.</text:p>
            </text:list-item>
            <text:list-item>
              <text:p text:style-name="P4">Примеры обновления данных на стороне клиента без перезагрузки страницы.</text:p>
            </text:list-item>
          </text:list>
        </text:list-item>
        <text:list-item>
          <text:p text:style-name="P11"><text:span text:style-name="Strong_20_Emphasis">Использование REST API:</text:span></text:p>
          <text:list>
            <text:list-item>
              <text:p text:style-name="P4">Введение в REST API WordPress и его возможности.</text:p>
            </text:list-item>
            <text:list-item>
              <text:p text:style-name="P11"><text:soft-page-break/>Примеры создания собственных RESTful эндпоинтов для взаимодействия с плагином.</text:p>
            </text:list-item>
          </text:list>
        </text:list-item>
      </text:list>
      <text:h text:style-name="P14" text:outline-level="4">Расширенные темы:</text:h>
      <text:list xml:id="list7821607238165425843" text:style-name="L5">
        <text:list-item>
          <text:p text:style-name="P12"><text:span text:style-name="Strong_20_Emphasis">Пользовательские типы записей (CPT) и таксономии:</text:span></text:p>
          <text:list>
            <text:list-item>
              <text:p text:style-name="P5">Создание пользовательских типов записей и таксономий для организации контента.</text:p>
            </text:list-item>
            <text:list-item>
              <text:p text:style-name="P5">Примеры использования CPT и таксономий в различных сценариях.</text:p>
            </text:list-item>
          </text:list>
        </text:list-item>
        <text:list-item>
          <text:p text:style-name="P12"><text:span text:style-name="Strong_20_Emphasis">Интернационализация (i18n) и локализация:</text:span></text:p>
          <text:list>
            <text:list-item>
              <text:p text:style-name="P5">Введение в концепцию интернационализации и локализации плагина.</text:p>
            </text:list-item>
            <text:list-item>
              <text:p text:style-name="P12">Примеры добавления поддержки для переводов и локализации.</text:p>
            </text:list-item>
          </text:list>
        </text:list-item>
      </text:list>
      <text:h text:style-name="P14" text:outline-level="4">Практические упражнения и проект:</text:h>
      <text:list xml:id="list7245518349558683963" text:style-name="L6">
        <text:list-item>
          <text:p text:style-name="P13"><text:span text:style-name="Strong_20_Emphasis">Упражнения для практики:</text:span></text:p>
          <text:list>
            <text:list-item>
              <text:p text:style-name="P6">Задачи для самостоятельной практики, включающие создание метабоксов, использование AJAX и работу с REST API.</text:p>
            </text:list-item>
          </text:list>
        </text:list-item>
        <text:list-item>
          <text:p text:style-name="P13"><text:span text:style-name="Strong_20_Emphasis">Проектная работа:</text:span></text:p>
          <text:list>
            <text:list-item>
              <text:p text:style-name="P6">Создание полноценного плагина, объединяющего концепции изученные в предыдущих разделах.</text:p>
            </text:list-item>
            <text:list-item>
              <text:p text:style-name="P13">Проектирование и разработка плагина с учетом требований проекта.</text:p>
            </text:list-item>
          </text:list>
        </text:list-item>
      </text:list>
      <text:p text:style-name="P7">Этот раздел предоставит разработчикам глубокое понимание основ разработки плагинов, а также позволит им применять продвинутые темы в своих проекта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2:52:01.39</dc:date>
    <meta:document-statistic meta:table-count="0" meta:image-count="0" meta:object-count="0" meta:page-count="2" meta:paragraph-count="43" meta:word-count="334" meta:character-count="2347"/>
    <dc:creator>Dima Wide</dc:creator>
    <meta:user-defined meta:name="Info 1"/>
    <meta:user-defined meta:name="Info 2"/>
    <meta:user-defined meta:name="Info 3"/>
    <meta:user-defined meta:name="Info 4"/>
  </office:meta>
</office:document-meta>
</file>